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paragraph-rsid="000f3e78"/>
    </style:style>
    <style:style style:name="P2" style:family="paragraph" style:parent-style-name="Text_20_body">
      <style:text-properties style:font-name="Liberation Sans1" officeooo:rsid="000c3824" officeooo:paragraph-rsid="000c3824"/>
    </style:style>
    <style:style style:name="P3" style:family="paragraph" style:parent-style-name="Text_20_body">
      <style:text-properties style:font-name="Liberation Sans1" style:text-underline-style="solid" style:text-underline-width="auto" style:text-underline-color="font-color" officeooo:rsid="000c3824" officeooo:paragraph-rsid="000c3824"/>
    </style:style>
    <style:style style:name="P4" style:family="paragraph" style:parent-style-name="Text_20_body">
      <style:text-properties style:font-name="Liberation Sans1" officeooo:rsid="0014d840" officeooo:paragraph-rsid="0014d840"/>
    </style:style>
    <style:style style:name="P5" style:family="paragraph" style:parent-style-name="Text_20_body">
      <style:text-properties style:font-name="Liberation Sans1" officeooo:rsid="002a6c7e" officeooo:paragraph-rsid="002a6c7e"/>
    </style:style>
    <style:style style:name="P6" style:family="paragraph" style:parent-style-name="Text_20_body">
      <style:text-properties style:font-name="Liberation Sans1" officeooo:rsid="002a6c7e" officeooo:paragraph-rsid="002fa974"/>
    </style:style>
    <style:style style:name="P7" style:family="paragraph" style:parent-style-name="Text_20_body">
      <style:text-properties style:font-name="Liberation Sans1" officeooo:rsid="002af3b2" officeooo:paragraph-rsid="002af3b2"/>
    </style:style>
    <style:style style:name="P8" style:family="paragraph" style:parent-style-name="Text_20_body">
      <style:text-properties style:font-name="Liberation Sans1" officeooo:rsid="002b7c15" officeooo:paragraph-rsid="002b7c15"/>
    </style:style>
    <style:style style:name="P9" style:family="paragraph" style:parent-style-name="Title">
      <style:text-properties officeooo:rsid="001a52fc" officeooo:paragraph-rsid="001a52fc"/>
    </style:style>
    <style:style style:name="P10" style:family="paragraph" style:parent-style-name="Text_20_body">
      <style:text-properties officeooo:rsid="00303908" officeooo:paragraph-rsid="00303908"/>
    </style:style>
    <style:style style:name="P11" style:family="paragraph" style:parent-style-name="Heading_20_1">
      <style:text-properties style:font-name="Liberation Sans1"/>
    </style:style>
    <style:style style:name="P12" style:family="paragraph" style:parent-style-name="Heading_20_1">
      <style:text-properties style:font-name="Liberation Sans1" officeooo:rsid="0012b8a1" officeooo:paragraph-rsid="0012b8a1"/>
    </style:style>
    <style:style style:name="P13" style:family="paragraph" style:parent-style-name="Heading_20_1">
      <style:text-properties style:font-name="Liberation Sans1" officeooo:rsid="000c3824" officeooo:paragraph-rsid="000c3824"/>
    </style:style>
    <style:style style:name="P14" style:family="paragraph" style:parent-style-name="Heading_20_3">
      <style:text-properties style:font-name="Liberation Sans1" officeooo:rsid="000c3824" officeooo:paragraph-rsid="000c3824"/>
    </style:style>
    <style:style style:name="P15" style:family="paragraph" style:parent-style-name="Heading_20_3">
      <style:text-properties officeooo:rsid="00303908" officeooo:paragraph-rsid="00303908"/>
    </style:style>
    <style:style style:name="P16" style:family="paragraph" style:parent-style-name="Text_20_body" style:list-style-name="L1">
      <style:text-properties style:font-name="Liberation Sans1" officeooo:paragraph-rsid="000f3e78"/>
    </style:style>
    <style:style style:name="P17" style:family="paragraph" style:parent-style-name="Text_20_body" style:list-style-name="L2">
      <style:text-properties style:font-name="Liberation Sans1" officeooo:rsid="000c3824" officeooo:paragraph-rsid="000c3824"/>
    </style:style>
    <style:style style:name="P18" style:family="paragraph" style:parent-style-name="Text_20_body" style:list-style-name="L3">
      <style:text-properties style:font-name="Liberation Sans1" officeooo:rsid="000c3824" officeooo:paragraph-rsid="000c3824"/>
    </style:style>
    <style:style style:name="P19" style:family="paragraph" style:parent-style-name="Text_20_body" style:list-style-name="L4">
      <style:text-properties style:font-name="Liberation Sans1" officeooo:rsid="000c3824" officeooo:paragraph-rsid="000c3824"/>
    </style:style>
    <style:style style:name="P20" style:family="paragraph" style:parent-style-name="Text_20_body" style:list-style-name="L5">
      <style:text-properties style:font-name="Liberation Sans1" officeooo:rsid="000c3824" officeooo:paragraph-rsid="002919a0"/>
    </style:style>
    <style:style style:name="P21" style:family="paragraph" style:parent-style-name="Text_20_body" style:list-style-name="L5">
      <style:text-properties style:font-name="Liberation Sans1" officeooo:rsid="0026c8ea" officeooo:paragraph-rsid="0026c8ea"/>
    </style:style>
    <style:style style:name="P22" style:family="paragraph" style:parent-style-name="Text_20_body" style:list-style-name="L5">
      <style:text-properties style:font-name="Liberation Sans1" officeooo:rsid="0027d610" officeooo:paragraph-rsid="0027d610"/>
    </style:style>
    <style:style style:name="P23" style:family="paragraph" style:parent-style-name="Text_20_body" style:list-style-name="L5">
      <style:text-properties style:font-name="Liberation Sans1" officeooo:rsid="002ceb30" officeooo:paragraph-rsid="002ceb3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842a"/>
    </style:style>
    <style:style style:name="T3" style:family="text">
      <style:text-properties style:text-underline-style="solid" style:text-underline-width="auto" style:text-underline-color="font-color" officeooo:rsid="0021c425"/>
    </style:style>
    <style:style style:name="T4" style:family="text">
      <style:text-properties style:text-underline-style="solid" style:text-underline-width="auto" style:text-underline-color="font-color" officeooo:rsid="000c3824"/>
    </style:style>
    <style:style style:name="T5" style:family="text">
      <style:text-properties officeooo:rsid="000da4a6"/>
    </style:style>
    <style:style style:name="T6" style:family="text">
      <style:text-properties officeooo:rsid="000c3824"/>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90875"/>
    </style:style>
    <style:style style:name="T11" style:family="text">
      <style:text-properties style:font-name="Liberation Sans1" fo:font-size="28pt" fo:font-weight="bold" style:font-name-asian="Noto Sans CJK SC Regular" style:font-size-asian="28pt" style:font-weight-asian="bold" style:font-name-complex="Lohit Devanagari1" style:font-size-complex="28pt" style:font-weight-complex="bold"/>
    </style:style>
    <style:style style:name="T12" style:family="text">
      <style:text-properties style:font-name="Liberation Sans1" officeooo:rsid="000c3824"/>
    </style:style>
    <style:style style:name="T13" style:family="text">
      <style:text-properties officeooo:rsid="002af3b2"/>
    </style:style>
    <style:style style:name="T14" style:family="text">
      <style:text-properties officeooo:rsid="0026c8ea"/>
    </style:style>
    <style:style style:name="T15" style:family="text">
      <style:text-properties officeooo:rsid="002fa974"/>
    </style:style>
    <style:style style:name="T16" style:family="text">
      <style:text-properties officeooo:rsid="0031499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olyn<text:span text:style-name="T11">ômes de degré 2 et 3</text:span></text:p>
      <text:h text:style-name="P11" text:outline-level="1">Programme</text:h>
      <text:p text:style-name="P1"><text:span text:style-name="T2">Contenus</text:span><text:span text:style-name="T5"> :</text:span></text:p>
      <text:list xml:id="list199186475" text:style-name="L1">
        <text:list-item>
          <text:p text:style-name="P16">représentations graphiques des fonctions :<draw:frame draw:style-name="fr1" draw:name="Objet1" text:anchor-type="as-char" svg:y="-0.547cm" svg:width="1.61cm" svg:height="0.646cm" draw:z-index="8"><draw:object xlink:href="./Object 1" xlink:type="simple" xlink:show="embed" xlink:actuate="onLoad"/><draw:image xlink:href="./ObjectReplacements/Object 1" xlink:type="simple" xlink:show="embed" xlink:actuate="onLoad"/></draw:frame>,<draw:frame draw:style-name="fr1" draw:name="Objet2" text:anchor-type="as-char" svg:y="-0.547cm" svg:width="2.141cm" svg:height="0.646cm" draw:z-index="0"><draw:object xlink:href="./Object 2" xlink:type="simple" xlink:show="embed" xlink:actuate="onLoad"/><draw:image xlink:href="./ObjectReplacements/Object 2" xlink:type="simple" xlink:show="embed" xlink:actuate="onLoad"/></draw:frame>,<draw:frame draw:style-name="fr1" draw:name="Objet3" text:anchor-type="as-char" svg:y="-0.418cm" svg:width="4.082cm" svg:height="0.691cm" draw:z-index="1"><draw:object xlink:href="./Object 3" xlink:type="simple" xlink:show="embed" xlink:actuate="onLoad"/><draw:image xlink:href="./ObjectReplacements/Object 3" xlink:type="simple" xlink:show="embed" xlink:actuate="onLoad"/></draw:frame>;</text:p>
        </text:list-item>
        <text:list-item>
          <text:p text:style-name="P16">axes de symétrie ;</text:p>
        </text:list-item>
        <text:list-item>
          <text:p text:style-name="P16">racines et signe d’un polynôme de degré 2 donné sous forme factorisée (le calcul des racines à l’aide du discriminant ne figure pas au programme).</text:p>
        </text:list-item>
        <text:list-item>
          <text:p text:style-name="P16">représentations graphiques des fonctions :<draw:frame draw:style-name="fr1" draw:name="Objet8" text:anchor-type="as-char" svg:y="-0.547cm" svg:width="1.61cm" svg:height="0.646cm" draw:z-index="5"><draw:object xlink:href="./Object 8" xlink:type="simple" xlink:show="embed" xlink:actuate="onLoad"/><draw:image xlink:href="./ObjectReplacements/Object 8" xlink:type="simple" xlink:show="embed" xlink:actuate="onLoad"/></draw:frame>,<draw:frame draw:style-name="fr1" draw:name="Objet9" text:anchor-type="as-char" svg:y="-0.547cm" svg:width="2.143cm" svg:height="0.646cm" draw:z-index="6"><draw:object xlink:href="./Object 9" xlink:type="simple" xlink:show="embed" xlink:actuate="onLoad"/><draw:image xlink:href="./ObjectReplacements/Object 9" xlink:type="simple" xlink:show="embed" xlink:actuate="onLoad"/></draw:frame>;</text:p>
        </text:list-item>
        <text:list-item>
          <text:p text:style-name="P16">racines et signe d’un polynôme de degré 3 de la forme<draw:frame draw:style-name="fr1" draw:name="Objet7" text:anchor-type="as-char" svg:y="-0.418cm" svg:width="5.516cm" svg:height="0.691cm" draw:z-index="4"><draw:object xlink:href="./Object 7" xlink:type="simple" xlink:show="embed" xlink:actuate="onLoad"/><draw:image xlink:href="./ObjectReplacements/Object 7" xlink:type="simple" xlink:show="embed" xlink:actuate="onLoad"/></draw:frame>;</text:p>
        </text:list-item>
        <text:list-item>
          <text:p text:style-name="P16">équation<draw:frame draw:style-name="fr1" draw:name="Objet4" text:anchor-type="as-char" svg:y="-0.547cm" svg:width="1.235cm" svg:height="0.646cm" draw:z-index="7"><draw:object xlink:href="./Object 4" xlink:type="simple" xlink:show="embed" xlink:actuate="onLoad"/><draw:image xlink:href="./ObjectReplacements/Object 4" xlink:type="simple" xlink:show="embed" xlink:actuate="onLoad"/></draw:frame>; racine cubique d’un nombre réel positif ; notations<draw:frame draw:style-name="fr1" draw:name="Objet5" text:anchor-type="as-char" svg:y="-0.991cm" svg:width="0.633cm" svg:height="1.09cm" draw:z-index="2"><draw:object xlink:href="./Object 5" xlink:type="simple" xlink:show="embed" xlink:actuate="onLoad"/><draw:image xlink:href="./ObjectReplacements/Object 5" xlink:type="simple" xlink:show="embed" xlink:actuate="onLoad"/></draw:frame>et<draw:frame draw:style-name="fr1" draw:name="Objet6" text:anchor-type="as-char" svg:y="-0.557cm" svg:width="0.704cm" svg:height="0.656cm" draw:z-index="3"><draw:object xlink:href="./Object 6" xlink:type="simple" xlink:show="embed" xlink:actuate="onLoad"/><draw:image xlink:href="./ObjectReplacements/Object 6" xlink:type="simple" xlink:show="embed" xlink:actuate="onLoad"/></draw:frame>.</text:p>
        </text:list-item>
      </text:list>
      <text:p text:style-name="P2"><text:span text:style-name="T2">Capacités attendues</text:span> :</text:p>
      <text:list xml:id="list3840845201" text:style-name="L2">
        <text:list-item>
          <text:p text:style-name="P17">Associer une parabole à une expression algébrique de degré 2, pour les fonctions de la forme :<draw:frame draw:style-name="fr1" draw:name="Objet12" text:anchor-type="as-char" svg:y="-0.547cm" svg:width="1.61cm" svg:height="0.646cm" draw:z-index="11"><draw:object xlink:href="./Object 12" xlink:type="simple" xlink:show="embed" xlink:actuate="onLoad"/><draw:image xlink:href="./ObjectReplacements/Object 12" xlink:type="simple" xlink:show="embed" xlink:actuate="onLoad"/></draw:frame>,<draw:frame draw:style-name="fr1" draw:name="Objet13" text:anchor-type="as-char" svg:y="-0.547cm" svg:width="2.141cm" svg:height="0.646cm" draw:z-index="12"><draw:object xlink:href="./Object 13" xlink:type="simple" xlink:show="embed" xlink:actuate="onLoad"/><draw:image xlink:href="./ObjectReplacements/Object 13" xlink:type="simple" xlink:show="embed" xlink:actuate="onLoad"/></draw:frame>,<draw:frame draw:style-name="fr1" draw:name="Objet14" text:anchor-type="as-char" svg:y="-0.418cm" svg:width="4.025cm" svg:height="0.691cm" draw:z-index="13"><draw:object xlink:href="./Object 14" xlink:type="simple" xlink:show="embed" xlink:actuate="onLoad"/><draw:image xlink:href="./ObjectReplacements/Object 14" xlink:type="simple" xlink:show="embed" xlink:actuate="onLoad"/></draw:frame>.</text:p>
        </text:list-item>
        <text:list-item>
          <text:p text:style-name="P17">Déterminer des éléments caractéristiques de la fonction<draw:frame draw:style-name="fr1" draw:name="Objet15" text:anchor-type="as-char" svg:y="-0.418cm" svg:width="4.082cm" svg:height="0.691cm" draw:z-index="14"><draw:object xlink:href="./Object 15" xlink:type="simple" xlink:show="embed" xlink:actuate="onLoad"/><draw:image xlink:href="./ObjectReplacements/Object 15" xlink:type="simple" xlink:show="embed" xlink:actuate="onLoad"/></draw:frame>(signe, extremum, allure de la courbe, axe de symétrie…).</text:p>
        </text:list-item>
        <text:list-item>
          <text:p text:style-name="P17">Vérifier qu’une valeur conjecturée est racine d’un polynôme de degré 2 ou 3.</text:p>
        </text:list-item>
        <text:list-item>
          <text:p text:style-name="P17">Savoir factoriser, dans des cas simples, une expression du second degré connaissant au moins une de ses racines.</text:p>
        </text:list-item>
        <text:list-item>
          <text:p text:style-name="P17">Utiliser la forme factorisée (en produit de facteurs du premier degré) d’un polynôme de degré 2 ou 3 pour trouver ses racines et étudier son signe.</text:p>
        </text:list-item>
        <text:list-item>
          <text:p text:style-name="P17">Résoudre des équations de la forme<draw:frame draw:style-name="fr1" draw:name="Objet10" text:anchor-type="as-char" svg:y="-0.547cm" svg:width="1.233cm" svg:height="0.646cm" draw:z-index="9"><draw:object xlink:href="./Object 10" xlink:type="simple" xlink:show="embed" xlink:actuate="onLoad"/><draw:image xlink:href="./ObjectReplacements/Object 10" xlink:type="simple" xlink:show="embed" xlink:actuate="onLoad"/></draw:frame>et<draw:frame draw:style-name="fr1" draw:name="Objet11" text:anchor-type="as-char" svg:y="-0.547cm" svg:width="1.235cm" svg:height="0.646cm" draw:z-index="10"><draw:object xlink:href="./Object 11" xlink:type="simple" xlink:show="embed" xlink:actuate="onLoad"/><draw:image xlink:href="./ObjectReplacements/Object 11" xlink:type="simple" xlink:show="embed" xlink:actuate="onLoad"/></draw:frame>, avec c positif.</text:p>
        </text:list-item>
      </text:list>
      <text:p text:style-name="P2"><text:span text:style-name="T3">Commentaires</text:span> :</text:p>
      <text:list xml:id="list3837290758" text:style-name="L3">
        <text:list-item>
          <text:p text:style-name="P18">Les fonctions polynômes de degré 2 ou 3 fournissent des occasions de pratiquer le calcul numérique (image d’un nombre donné) et littéral <text:soft-page-break/>(développement, factorisation) et de travailler sur les représentations graphiques. Les connaissances sont mobilisées sur les translations.</text:p>
        </text:list-item>
        <text:list-item>
          <text:p text:style-name="P18">Les exemples prennent appui sur des situations réelles (impôts, hauteurs de marée, tarifs de courrier, évolution de l’émission de CO2…) et internes aux mathématiques (problèmes d’optimisation dans un cadre géométrique…).</text:p>
        </text:list-item>
        <text:list-item>
          <text:p text:style-name="P18">Le professeur utilise différentes notations pour la variable :<draw:frame draw:style-name="fr1" draw:name="Objet18" text:anchor-type="as-char" svg:y="-0.33cm" svg:width="0.386cm" svg:height="0.429cm" draw:z-index="17"><draw:object xlink:href="./Object 18" xlink:type="simple" xlink:show="embed" xlink:actuate="onLoad"/><draw:image xlink:href="./ObjectReplacements/Object 18" xlink:type="simple" xlink:show="embed" xlink:actuate="onLoad"/></draw:frame>,<draw:frame draw:style-name="fr1" draw:name="Objet19" text:anchor-type="as-char" svg:y="-0.33cm" svg:width="0.489cm" svg:height="0.429cm" draw:z-index="18"><draw:object xlink:href="./Object 19" xlink:type="simple" xlink:show="embed" xlink:actuate="onLoad"/><draw:image xlink:href="./ObjectReplacements/Object 19" xlink:type="simple" xlink:show="embed" xlink:actuate="onLoad"/></draw:frame>… et habitue les élèves à lire des graphiques reliant une grandeur y à une grandeur composée (<draw:frame draw:style-name="fr1" draw:name="Objet16" text:anchor-type="as-char" svg:y="-0.547cm" svg:width="0.624cm" svg:height="0.646cm" draw:z-index="15"><draw:object xlink:href="./Object 16" xlink:type="simple" xlink:show="embed" xlink:actuate="onLoad"/><draw:image xlink:href="./ObjectReplacements/Object 16" xlink:type="simple" xlink:show="embed" xlink:actuate="onLoad"/></draw:frame>,<draw:frame draw:style-name="fr1" draw:name="Objet17" text:anchor-type="as-char" svg:y="-0.49cm" svg:width="0.924cm" svg:height="0.683cm" draw:z-index="16"><draw:object xlink:href="./Object 17" xlink:type="simple" xlink:show="embed" xlink:actuate="onLoad"/><draw:image xlink:href="./ObjectReplacements/Object 17" xlink:type="simple" xlink:show="embed" xlink:actuate="onLoad"/></draw:frame>…), ce qui permet notamment de donner sens à l’expression « grandeurs inversement proportionnelles ».</text:p>
        </text:list-item>
        <text:list-item>
          <text:p text:style-name="P18">La recherche systématique des racines d’un polynôme de degré 2 ne figurant pas au programme, on privilégie les situations où les racines sont évidentes ainsi que les interprétations graphiques. En cas de besoin, la résolution d’une équation du second degré peut se faire à l’aide d’un solveur.</text:p>
        </text:list-item>
      </text:list>
      <text:p text:style-name="P3">Exemple d’algorithme<text:span text:style-name="T7"> :</text:span></text:p>
      <text:list xml:id="list4050970840" text:style-name="L4">
        <text:list-item>
          <text:p text:style-name="P19">Calculer une valeur approchée d’une solution d’une équation par balayage.</text:p>
        </text:list-item>
      </text:list>
      <text:h text:style-name="P12" text:outline-level="1">Objectif<text:span text:style-name="T10">s</text:span> d’apprentissage</text:h>
      <text:p text:style-name="P4">(note : utiliser un verbe d’<text:span text:style-name="T8">action </text:span><text:span text:style-name="T9">!)</text:span></text:p>
      <text:list xml:id="list2251338019" text:style-name="L5">
        <text:list-item>
          <text:p text:style-name="P21">Établir le tableau de signe et de variations de la fonction<draw:frame draw:style-name="fr1" draw:name="Objet20" text:anchor-type="as-char" svg:y="-0.418cm" svg:width="4.082cm" svg:height="0.691cm" draw:z-index="19"><draw:object xlink:href="./Object 20" xlink:type="simple" xlink:show="embed" xlink:actuate="onLoad"/><draw:image xlink:href="./ObjectReplacements/Object 20" xlink:type="simple" xlink:show="embed" xlink:actuate="onLoad"/></draw:frame>.</text:p>
        </text:list-item>
        <text:list-item>
          <text:p text:style-name="P21">Tracer la courbe d’une fonction de degré 2.</text:p>
        </text:list-item>
        <text:list-item>
          <text:p text:style-name="P22">Vérifier qu’une valeur est racine d’un polynôme de degré 2 ou 3.</text:p>
        </text:list-item>
        <text:list-item>
          <text:p text:style-name="P20">Savoir factoriser, dans des cas simples, une expression du second degré connaissant au moins une de ses racines.</text:p>
        </text:list-item>
        <text:list-item>
          <text:p text:style-name="P20">Utiliser la forme factorisée (en produit de facteurs du premier degré) d’un polynôme de degré 2 ou 3 pour trouver ses racines et étudier son signe.</text:p>
        </text:list-item>
        <text:list-item>
          <text:p text:style-name="P20">Résoudre des équations de la forme<draw:frame draw:style-name="fr1" draw:name="Objet21" text:anchor-type="as-char" svg:y="-0.547cm" svg:width="1.233cm" svg:height="0.646cm" draw:z-index="20"><draw:object xlink:href="./Object 21" xlink:type="simple" xlink:show="embed" xlink:actuate="onLoad"/><draw:image xlink:href="./ObjectReplacements/Object 21" xlink:type="simple" xlink:show="embed" xlink:actuate="onLoad"/><svg:desc>formule</svg:desc></draw:frame>et<draw:frame draw:style-name="fr1" draw:name="Objet22" text:anchor-type="as-char" svg:y="-0.547cm" svg:width="1.235cm" svg:height="0.646cm" draw:z-index="21"><draw:object xlink:href="./Object 22" xlink:type="simple" xlink:show="embed" xlink:actuate="onLoad"/><draw:image xlink:href="./ObjectReplacements/Object 22" xlink:type="simple" xlink:show="embed" xlink:actuate="onLoad"/><svg:desc>formule</svg:desc></draw:frame>, avec c positif.</text:p>
        </text:list-item>
        <text:list-item>
          <text:p text:style-name="P23"><text:span text:style-name="T16">R</text:span>ôle de a et b dans la courbe représentative, l’extremum, le signe...</text:p>
        </text:list-item>
      </text:list>
      <text:h text:style-name="P13" text:outline-level="1">Séances</text:h>
      <text:h text:style-name="P14" text:outline-level="3">Séance 1</text:h>
      <text:p text:style-name="P5"><text:span text:style-name="T1">Objectif</text:span> : <text:span text:style-name="T13">rappel : associer un ensemble de solutions à une équation.</text:span></text:p>
      <text:p text:style-name="P7">Fiche d’exercices « équations et ensembles ».</text:p>
      <text:h text:style-name="P14" text:outline-level="3"><text:soft-page-break/>Séance 2</text:h>
      <text:p text:style-name="P6"><text:span text:style-name="T4">Objectif</text:span><text:span text:style-name="T6"> : </text:span><text:span text:style-name="T14">Établir le tableau de signe</text:span><text:span text:style-name="T15">s de la fonction</text:span><text:span text:style-name="T14"><draw:frame draw:style-name="fr1" draw:name="Objet23" text:anchor-type="as-char" svg:y="-0.418cm" svg:width="4.082cm" svg:height="0.691cm" draw:z-index="22"><draw:object xlink:href="./Object 23" xlink:type="simple" xlink:show="embed" xlink:actuate="onLoad"/><draw:image xlink:href="./ObjectReplacements/Object 23" xlink:type="simple" xlink:show="embed" xlink:actuate="onLoad"/><svg:desc>formule</svg:desc></draw:frame></text:span><text:span text:style-name="T14">.</text:span></text:p>
      <text:p text:style-name="P8">Activité de situation réelle !</text:p>
      <text:h text:style-name="P15" text:outline-level="3">Séance 3</text:h>
      <text:p text:style-name="P10"><text:span text:style-name="T1">Objectif</text:span> : <text:span text:style-name="T12">Utiliser la forme factorisée (en produit de facteurs du premier degré) d’un polynôme de degré 2 ou 3 pour trouver ses racines et étudier son sig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3-01-03T18:17:14.342122771</dc:date>
    <meta:editing-duration>PT1H50M23S</meta:editing-duration>
    <meta:editing-cycles>36</meta:editing-cycles>
    <meta:document-statistic meta:table-count="0" meta:image-count="0" meta:object-count="23" meta:page-count="3" meta:paragraph-count="41" meta:word-count="537" meta:character-count="3212" meta:non-whitespace-character-count="2740"/>
  </office:meta>
</office:document-meta>
</file>

<file path=Object 1/content.xml><?xml version="1.0" encoding="utf-8"?>
<math xmlns="http://www.w3.org/1998/Math/MathML" display="block">
  <semantics>
    <mrow>
      <mi>x</mi>
      <mi>↦</mi>
      <msup>
        <mi mathvariant="italic">ax</mi>
        <mn>2</mn>
      </msup>
    </mrow>
    <annotation encoding="StarMath 5.0">x ↦ ax^2</annotation>
  </semantics>
</math>
</file>

<file path=Object 10/content.xml><?xml version="1.0" encoding="utf-8"?>
<math xmlns="http://www.w3.org/1998/Math/MathML" display="block">
  <semantics>
    <mrow>
      <msup>
        <mi>x</mi>
        <mn>2</mn>
      </msup>
      <mo stretchy="false">=</mo>
      <mi>c</mi>
    </mrow>
    <annotation encoding="StarMath 5.0">x^2 = c</annotation>
  </semantics>
</math>
</file>

<file path=Object 11/content.xml><?xml version="1.0" encoding="utf-8"?>
<math xmlns="http://www.w3.org/1998/Math/MathML" display="block">
  <semantics>
    <mrow>
      <msup>
        <mi>x</mi>
        <mn>3</mn>
      </msup>
      <mo stretchy="false">=</mo>
      <mi>c</mi>
    </mrow>
    <annotation encoding="StarMath 5.0">x^3 = c</annotation>
  </semantics>
</math>
</file>

<file path=Object 12/content.xml><?xml version="1.0" encoding="utf-8"?>
<math xmlns="http://www.w3.org/1998/Math/MathML" display="block">
  <semantics>
    <mrow>
      <mi>x</mi>
      <mi>↦</mi>
      <msup>
        <mi mathvariant="italic">ax</mi>
        <mn>2</mn>
      </msup>
    </mrow>
    <annotation encoding="StarMath 5.0">x ↦ ax^2</annotation>
  </semantics>
</math>
</file>

<file path=Object 13/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14/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i>–</mi>
            <msub>
              <mi>x</mi>
              <mn>2</mn>
            </msub>
          </mrow>
        </mrow>
        <mo fence="true" form="postfix" stretchy="false">)</mo>
      </mrow>
    </mrow>
    <annotation encoding="StarMath 5.0">x ↦ a(x - x_1)(x – x_2)</annotation>
  </semantics>
</math>
</file>

<file path=Object 15/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16/content.xml><?xml version="1.0" encoding="utf-8"?>
<math xmlns="http://www.w3.org/1998/Math/MathML" display="block">
  <semantics>
    <msup>
      <mi>x</mi>
      <mn>2</mn>
    </msup>
    <annotation encoding="StarMath 5.0">x^2</annotation>
  </semantics>
</math>
</file>

<file path=Object 17/content.xml><?xml version="1.0" encoding="utf-8"?>
<math xmlns="http://www.w3.org/1998/Math/MathML" display="block">
  <semantics>
    <mrow>
      <mn>1</mn>
      <mo stretchy="false">/</mo>
      <mi>x</mi>
    </mrow>
    <annotation encoding="StarMath 5.0">1/x</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i>u</mi>
    <annotation encoding="StarMath 5.0">u</annotation>
  </semantics>
</math>
</file>

<file path=Object 2/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20/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21/content.xml><?xml version="1.0" encoding="utf-8"?>
<math xmlns="http://www.w3.org/1998/Math/MathML" display="block">
  <semantics>
    <mrow>
      <msup>
        <mi>x</mi>
        <mn>2</mn>
      </msup>
      <mo stretchy="false">=</mo>
      <mi>c</mi>
    </mrow>
    <annotation encoding="StarMath 5.0">x^2 = c</annotation>
  </semantics>
</math>
</file>

<file path=Object 22/content.xml><?xml version="1.0" encoding="utf-8"?>
<math xmlns="http://www.w3.org/1998/Math/MathML" display="block">
  <semantics>
    <mrow>
      <msup>
        <mi>x</mi>
        <mn>3</mn>
      </msup>
      <mo stretchy="false">=</mo>
      <mi>c</mi>
    </mrow>
    <annotation encoding="StarMath 5.0">x^3 = c</annotation>
  </semantics>
</math>
</file>

<file path=Object 2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4/content.xml><?xml version="1.0" encoding="utf-8"?>
<math xmlns="http://www.w3.org/1998/Math/MathML" display="block">
  <semantics>
    <mrow>
      <msup>
        <mi>x</mi>
        <mn>3</mn>
      </msup>
      <mo stretchy="false">=</mo>
      <mi>c</mi>
    </mrow>
    <annotation encoding="StarMath 5.0">x^3 = c</annotation>
  </semantics>
</math>
</file>

<file path=Object 5/content.xml><?xml version="1.0" encoding="utf-8"?>
<math xmlns="http://www.w3.org/1998/Math/MathML" display="block">
  <semantics>
    <msup>
      <mi>c</mi>
      <mfrac>
        <mn>1</mn>
        <mn>3</mn>
      </mfrac>
    </msup>
    <annotation encoding="StarMath 5.0">c^{1 over 3}</annotation>
  </semantics>
</math>
</file>

<file path=Object 6/content.xml><?xml version="1.0" encoding="utf-8"?>
<math xmlns="http://www.w3.org/1998/Math/MathML" display="block">
  <semantics>
    <mroot>
      <mi>c</mi>
      <mn>3</mn>
    </mroot>
    <annotation encoding="StarMath 5.0">nroot{3}{c}</annotation>
  </semantics>
</math>
</file>

<file path=Object 7/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mo fence="true" form="prefix" stretchy="false">(</mo>
        <mrow>
          <mrow>
            <mi>x</mi>
            <mo stretchy="false">−</mo>
            <msub>
              <mi>x</mi>
              <mn>3</mn>
            </msub>
          </mrow>
        </mrow>
        <mo fence="true" form="postfix" stretchy="false">)</mo>
      </mrow>
    </mrow>
    <annotation encoding="StarMath 5.0">x ↦ a(x - x_1)(x - x_2)(x-x_3)</annotation>
  </semantics>
</math>
</file>

<file path=Object 8/content.xml><?xml version="1.0" encoding="utf-8"?>
<math xmlns="http://www.w3.org/1998/Math/MathML" display="block">
  <semantics>
    <mrow>
      <mi>x</mi>
      <mi>↦</mi>
      <msup>
        <mi mathvariant="italic">ax</mi>
        <mn>3</mn>
      </msup>
    </mrow>
    <annotation encoding="StarMath 5.0">x ↦ ax^3</annotation>
  </semantics>
</math>
</file>

<file path=Object 9/content.xml><?xml version="1.0" encoding="utf-8"?>
<math xmlns="http://www.w3.org/1998/Math/MathML" display="block">
  <semantics>
    <mrow>
      <mi>x</mi>
      <mi>↦</mi>
      <mrow>
        <msup>
          <mi mathvariant="italic">ax</mi>
          <mn>3</mn>
        </msup>
        <mo stretchy="false">+</mo>
        <mi>b</mi>
      </mrow>
    </mrow>
    <annotation encoding="StarMath 5.0">x ↦ ax^3 + b</annotation>
  </semantics>
</math>
</file>